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gif" manifest:full-path="Pictures/100002000000010B000000FA904C3FC3.gif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1" svg:font-family="'Times New Roman'"/>
    <style:font-face style:name="Lucida Sans Unicode1" svg:font-family="'Lucida Sans Unicode'" style:font-pitch="variable"/>
    <style:font-face style:name="Mangal2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 style:page-number="auto"/>
      <style:text-properties fo:font-size="16pt" style:font-size-asian="16pt" style:font-size-complex="16pt"/>
    </style:style>
    <style:style style:name="P2" style:family="paragraph">
      <style:paragraph-properties fo:text-align="start"/>
      <style:text-properties fo:color="#000000" style:font-name="Times New Roman1" fo:font-size="12pt"/>
    </style:style>
    <style:style style:name="P3" style:family="paragraph">
      <style:paragraph-properties fo:text-align="start"/>
      <style:text-properties fo:color="#000000" style:text-line-through-style="none" style:font-name="Times New Roman1" fo:font-size="12pt" fo:font-style="normal" style:text-underline-style="none"/>
    </style:style>
    <style:style style:name="P4" style:family="paragraph">
      <style:paragraph-properties fo:text-align="center"/>
      <style:text-properties fo:color="#000000" style:font-name="Times New Roman1" fo:font-size="12pt"/>
    </style:style>
    <style:style style:name="P5" style:family="paragraph">
      <style:paragraph-properties fo:text-align="center"/>
      <style:text-properties fo:color="#000000" style:font-name="Times New Roman1" fo:font-size="16pt" fo:font-weight="bold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8" style:family="paragraph">
      <style:text-properties fo:font-weight="bold" style:font-weight-asian="bold" style:font-weight-complex="bold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8pt" fo:font-weight="bold" style:font-size-asian="38pt" style:font-weight-asian="bold" style:font-size-complex="38pt" style:font-weight-complex="bold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#000000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fo:background-color="#ffffff" fo:border="solid #000000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fo:border="solid #000000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7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1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ombobox form:name="Combo Box 3" form:control-implementation="ooo:com.sun.star.form.component.ComboBox" xml:id="control1" form:id="control1" form:dropdown="true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Ponsel Hybrid 100rb"/>
            <form:item form:label="Ponsel Hybrid 200rb"/>
            <form:item form:label="Ponsel Unlimited"/>
            <form:item form:label="Blackberry Unlimited"/>
          </form:combobox>
          <form:combobox form:name="Combo Box 2" form:control-implementation="ooo:com.sun.star.form.component.ComboBox" xml:id="control2" form:id="control2" form:dropdown="true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</form:properties>
            <form:item form:label="Single Line"/>
            <form:item form:label="Direct Line"/>
          </form:combobox>
          <form:fixed-text form:name="Label Field 3" form:control-implementation="ooo:com.sun.star.form.component.FixedText" xml:id="control3" form:id="control3" form:label="Diisi oleh IT"/>
          <form:checkbox form:name="Check Box 11" form:control-implementation="ooo:com.sun.star.form.component.CheckBox" xml:id="control4" form:id="control4" form:label="System Pic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10" form:control-implementation="ooo:com.sun.star.form.component.CheckBox" xml:id="control5" form:id="control5" form:label="Pic Scanning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 form:name="Text Box 6" form:control-implementation="ooo:com.sun.star.form.component.TextField" xml:id="control6" form:id="control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5" form:control-implementation="ooo:com.sun.star.form.component.TextField" xml:id="control7" form:id="control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Check Box 9" form:control-implementation="ooo:com.sun.star.form.component.CheckBox" xml:id="control8" form:id="control8" form:label="Sim Car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 form:name="Text Box 4" form:control-implementation="ooo:com.sun.star.form.component.TextField" xml:id="control9" form:id="control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ext Box 3" form:control-implementation="ooo:com.sun.star.form.component.TextField" xml:id="control10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Check Box 8" form:control-implementation="ooo:com.sun.star.form.component.CheckBox" xml:id="control11" form:id="control11" form:label="Fingerscan Registration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7" form:control-implementation="ooo:com.sun.star.form.component.CheckBox" xml:id="control12" form:id="control12" form:label="Computer Setting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6" form:control-implementation="ooo:com.sun.star.form.component.CheckBox" xml:id="control13" form:id="control13" form:label="ID Car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5" form:control-implementation="ooo:com.sun.star.form.component.CheckBox" xml:id="control14" form:id="control14" form:label="Telpon Meja + Pin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4" form:control-implementation="ooo:com.sun.star.form.component.CheckBox" xml:id="control15" form:id="control15" form:label="Handhel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3" form:control-implementation="ooo:com.sun.star.form.component.CheckBox" xml:id="control16" form:id="control16" form:label="Email I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17" form:id="control17" form:label="Fingerprint I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18" form:id="control18" form:label="Computer ID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fixed-text form:name="Label Field 1" form:control-implementation="ooo:com.sun.star.form.component.FixedText" xml:id="control19" form:id="control19" form:label="Telepon Meja"/>
          <form:fixed-text form:name="Label Field 1" form:control-implementation="ooo:com.sun.star.form.component.FixedText" xml:id="control20" form:id="control20" form:label="Alat Kerja"/>
          <form:fixed-text form:name="Label Field 2" form:control-implementation="ooo:com.sun.star.form.component.FixedText" xml:id="control21" form:id="control21" form:label="Ponsel"/>
          <form:fixed-text form:name="Label Field 1" form:control-implementation="ooo:com.sun.star.form.component.FixedText" xml:id="control22" form:id="control22" form:label="Nama Karyawan"/>
          <form:fixed-text form:name="Label Field 4" form:control-implementation="ooo:com.sun.star.form.component.FixedText" xml:id="control23" form:id="control23" form:label="KEBUTUHAN KARYAWAN BARU"/>
          <form:text form:name="Text Box 1" form:control-implementation="ooo:com.sun.star.form.component.TextField" xml:id="control24" form:id="control24" form:max-length="8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ombobox form:name="Combo Box 1" form:control-implementation="ooo:com.sun.star.form.component.ComboBox" xml:id="control25" form:id="control25" form:dropdown="true" form:convert-empty-to-null="true" form:list-source-type="table" form:auto-complete="true">
            <form:properties>
              <form:property form:property-name="DefaultControl" office:value-type="string" office:string-value="com.sun.star.form.control.ComboBox"/>
              <form:property form:property-name="MouseWheelBehavior" office:value-type="float" office:value="2"/>
            </form:properties>
            <form:item form:label="Komputer"/>
            <form:item form:label="Laptop"/>
          </form:combobox>
          <form:fixed-text form:name="Label Field 1" form:control-implementation="ooo:com.sun.star.form.component.FixedText" xml:id="control26" form:id="control26" form:label="Jabatan"/>
          <form:text form:name="Text Box 1" form:control-implementation="ooo:com.sun.star.form.component.TextField" xml:id="control27" form:id="control27" form:max-length="8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fixed-text form:name="Label Field 1" form:control-implementation="ooo:com.sun.star.form.component.FixedText" xml:id="control28" form:id="control28" form:label="Posisi Duduk"/>
          <form:text form:name="Text Box 2" form:control-implementation="ooo:com.sun.star.form.component.TextField" xml:id="control29" form:id="control29" form:max-length="4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Check Box 5" form:control-implementation="ooo:com.sun.star.form.component.CheckBox" xml:id="control30" form:id="control30" form:label="EXT" form:visual-effect="flat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text form:name="Text Box 6" form:control-implementation="ooo:com.sun.star.form.component.TextField" xml:id="control31" form:id="control3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fixed-text form:name="Label Field 1" form:control-implementation="ooo:com.sun.star.form.component.FixedText" xml:id="control32" form:id="control32" form:label="Join Date"/>
          <form:text form:name="Text Box 2" form:control-implementation="ooo:com.sun.star.form.component.TextField" xml:id="control33" form:id="control33" form:max-length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fixed-text form:name="Label Field 1" form:control-implementation="ooo:com.sun.star.form.component.FixedText" xml:id="control34" form:id="control34" form:label="No ID"/>
          <form:text form:name="Text Box 2" form:control-implementation="ooo:com.sun.star.form.component.TextField" xml:id="control35" form:id="control35" form:max-length="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0" draw:style-name="gr1" draw:text-style-name="P2" svg:width="1.0106in" svg:height="0.1878in" svg:x="0.8256in" svg:y="5.739in" draw:control="control21"/>
      <draw:control text:anchor-type="page" text:anchor-page-number="1" draw:z-index="1" draw:style-name="gr1" draw:text-style-name="P2" svg:width="1.2189in" svg:height="0.2087in" svg:x="0.8256in" svg:y="2.5217in" draw:control="control22"/>
      <draw:control text:anchor-type="page" text:anchor-page-number="1" draw:z-index="2" draw:style-name="gr1" draw:text-style-name="P2" svg:width="1.2189in" svg:height="0.2087in" svg:x="0.8256in" svg:y="4.6425in" draw:control="control20"/>
      <draw:control text:anchor-type="page" text:anchor-page-number="1" draw:z-index="3" draw:style-name="gr1" draw:text-style-name="P2" svg:width="1.2189in" svg:height="0.2087in" svg:x="0.8307in" svg:y="5.1917in" draw:control="control19"/>
      <draw:control text:anchor-type="page" text:anchor-page-number="1" draw:z-index="4" draw:style-name="gr2" draw:text-style-name="P3" svg:width="5.3024in" svg:height="0.3433in" svg:x="2.2008in" svg:y="2.4492in" draw:control="control24"/>
      <draw:control text:anchor-type="page" text:anchor-page-number="1" draw:z-index="5" draw:style-name="gr3" draw:text-style-name="P2" svg:width="1.2504in" svg:height="0.1461in" svg:x="0.8256in" svg:y="6.7366in" draw:control="control18"/>
      <draw:control text:anchor-type="page" text:anchor-page-number="1" draw:z-index="6" draw:style-name="gr3" draw:text-style-name="P2" svg:width="1.3024in" svg:height="0.2189in" svg:x="0.8362in" svg:y="8.5138in" draw:control="control17"/>
      <draw:control text:anchor-type="page" text:anchor-page-number="1" draw:z-index="7" draw:style-name="gr3" draw:text-style-name="P2" svg:width="1.2815in" svg:height="0.1669in" svg:x="0.8362in" svg:y="7.3598in" draw:control="control16"/>
      <draw:control text:anchor-type="page" text:anchor-page-number="1" draw:z-index="8" draw:style-name="gr3" draw:text-style-name="P2" svg:width="1.2713in" svg:height="0.198in" svg:x="0.8362in" svg:y="9.672in" draw:control="control15"/>
      <draw:control text:anchor-type="page" text:anchor-page-number="1" draw:z-index="9" draw:style-name="gr3" draw:text-style-name="P2" svg:width="1.4398in" svg:height="0.1669in" svg:x="0.8362in" svg:y="7.9972in" draw:control="control14"/>
      <draw:control text:anchor-type="page" text:anchor-page-number="1" draw:z-index="10" draw:style-name="gr3" draw:text-style-name="P2" svg:width="1.6567in" svg:height="0.2087in" svg:x="0.8256in" svg:y="9.0492in" draw:control="control13"/>
      <draw:control text:anchor-type="page" text:anchor-page-number="1" draw:z-index="11" draw:style-name="gr3" draw:text-style-name="P2" svg:width="1.5421in" svg:height="0.1878in" svg:x="5.4071in" svg:y="6.7161in" draw:control="control12"/>
      <draw:control text:anchor-type="page" text:anchor-page-number="1" draw:z-index="12" draw:style-name="gr3" draw:text-style-name="P2" svg:width="1.8252in" svg:height="0.2087in" svg:x="2.7299in" svg:y="8.4866in" draw:control="control11"/>
      <draw:control text:anchor-type="page" text:anchor-page-number="1" draw:z-index="13" draw:style-name="gr2" draw:text-style-name="P3" svg:width="2.7713in" svg:height="0.3024in" svg:x="2.5028in" svg:y="6.6701in" draw:control="control10"/>
      <draw:control text:anchor-type="page" text:anchor-page-number="1" draw:z-index="14" draw:style-name="gr2" draw:text-style-name="P3" svg:width="4.1807in" svg:height="0.313in" svg:x="2.5016in" svg:y="7.2909in" draw:control="control9"/>
      <draw:control text:anchor-type="page" text:anchor-page-number="1" draw:z-index="15" draw:style-name="gr3" draw:text-style-name="P2" svg:width="0.8835in" svg:height="0.1878in" svg:x="2.7154in" svg:y="9.6827in" draw:control="control8"/>
      <draw:control text:anchor-type="page" text:anchor-page-number="1" draw:z-index="16" draw:style-name="gr2" draw:text-style-name="P3" svg:width="2.1461in" svg:height="0.2898in" svg:x="3.6717in" svg:y="9.6307in" draw:control="control7"/>
      <draw:control text:anchor-type="page" text:anchor-page-number="1" draw:z-index="17" draw:style-name="gr2" draw:text-style-name="P3" svg:width="1.8961in" svg:height="0.2921in" svg:x="2.5028in" svg:y="7.9472in" draw:control="control6"/>
      <draw:control text:anchor-type="page" text:anchor-page-number="1" draw:z-index="18" draw:style-name="gr3" draw:text-style-name="P2" svg:width="1.8543in" svg:height="0.1878in" svg:x="2.7465in" svg:y="9.0492in" draw:control="control5"/>
      <draw:control text:anchor-type="page" text:anchor-page-number="1" draw:z-index="19" draw:style-name="gr3" draw:text-style-name="P2" svg:width="2.3232in" svg:height="0.2189in" svg:x="4.7402in" svg:y="9.039in" draw:control="control4"/>
      <draw:control text:anchor-type="page" text:anchor-page-number="1" draw:z-index="20" draw:style-name="gr4" draw:text-style-name="P4" svg:width="6.8961in" svg:height="0.2921in" svg:x="0.7862in" svg:y="6.172in" draw:control="control3"/>
      <draw:control text:anchor-type="page" text:anchor-page-number="1" draw:z-index="21" draw:style-name="gr1" draw:text-style-name="P5" svg:width="6.8433in" svg:height="0.4142in" svg:x="0.8283in" svg:y="2.0146in" draw:control="control23"/>
      <draw:control text:anchor-type="page" text:anchor-page-number="1" draw:z-index="22" draw:style-name="gr2" draw:text-style-name="P2" svg:width="1.8024in" svg:height="0.2504in" svg:x="2.2134in" svg:y="4.6201in" draw:control="control25"/>
      <draw:control text:anchor-type="page" text:anchor-page-number="1" draw:z-index="23" draw:style-name="gr2" draw:text-style-name="P2" svg:width="1.8024in" svg:height="0.2504in" svg:x="2.2028in" svg:y="5.1618in" draw:control="control2"/>
      <draw:control text:anchor-type="page" text:anchor-page-number="1" draw:z-index="24" draw:style-name="gr2" draw:text-style-name="P2" svg:width="1.813in" svg:height="0.2713in" svg:x="2.1925in" svg:y="5.6929in" draw:control="control1"/>
      <draw:control text:anchor-type="page" text:anchor-page-number="1" draw:z-index="25" draw:style-name="gr1" draw:text-style-name="P2" svg:width="1.2189in" svg:height="0.2087in" svg:x="0.8256in" svg:y="3.0508in" draw:control="control26"/>
      <draw:control text:anchor-type="page" text:anchor-page-number="1" draw:z-index="26" draw:style-name="gr2" draw:text-style-name="P3" svg:width="5.3024in" svg:height="0.3433in" svg:x="2.2008in" svg:y="2.9783in" draw:control="control27"/>
      <draw:control text:anchor-type="page" text:anchor-page-number="1" draw:z-index="27" draw:style-name="gr1" draw:text-style-name="P2" svg:width="1.2189in" svg:height="0.2087in" svg:x="3.1882in" svg:y="3.6193in" draw:control="control28"/>
      <draw:control text:anchor-type="page" text:anchor-page-number="1" draw:z-index="28" draw:style-name="gr2" draw:text-style-name="P3" svg:width="2.9087in" svg:height="0.2921in" svg:x="4.5756in" svg:y="3.5618in" draw:control="control29"/>
      <draw:control text:anchor-type="page" text:anchor-page-number="1" draw:z-index="29" draw:style-name="gr3" draw:text-style-name="P2" svg:width="0.8669in" svg:height="0.1669in" svg:x="4.7736in" svg:y="7.9972in" draw:control="control30"/>
      <draw:control text:anchor-type="page" text:anchor-page-number="1" draw:z-index="30" draw:style-name="gr2" draw:text-style-name="P3" svg:width="1.7087in" svg:height="0.2921in" svg:x="5.4882in" svg:y="7.9472in" draw:control="control31"/>
      <draw:control text:anchor-type="page" text:anchor-page-number="1" draw:z-index="31" draw:style-name="gr1" draw:text-style-name="P2" svg:width="1.2189in" svg:height="0.2087in" svg:x="0.8256in" svg:y="4.1571in" draw:control="control32"/>
      <draw:control text:anchor-type="page" text:anchor-page-number="1" draw:z-index="32" draw:style-name="gr2" draw:text-style-name="P3" svg:width="1.7815in" svg:height="0.2921in" svg:x="2.2134in" svg:y="4.0992in" draw:control="control33"/>
      <draw:control text:anchor-type="page" text:anchor-page-number="1" draw:z-index="33" draw:style-name="gr1" draw:text-style-name="P2" svg:width="1.2189in" svg:height="0.2087in" svg:x="0.8256in" svg:y="3.6193in" draw:control="control34"/>
      <draw:control text:anchor-type="page" text:anchor-page-number="1" draw:z-index="34" draw:style-name="gr2" draw:text-style-name="P3" svg:width="0.8543in" svg:height="0.2921in" svg:x="2.2134in" svg:y="3.5618in" draw:control="control3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1" svg:font-family="'Times New Roman'"/>
    <style:font-face style:name="Lucida Sans Unicode1" svg:font-family="'Lucida Sans Unicode'" style:font-pitch="variable"/>
    <style:font-face style:name="Mangal2" svg:font-family="Mangal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Lucida Sans Unicode1" style:font-size-asian="12pt" style:language-asian="zh" style:country-asian="CN" style:font-name-complex="Mangal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1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>
      <style:paragraph-properties fo:text-align="center"/>
    </style:style>
    <style:style style:name="M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MP3" style:family="paragraph">
      <style:text-properties fo:font-weight="bold" style:font-weight-asian="bold" style:font-weight-complex="bold"/>
    </style:style>
    <style:style style:name="MT1" style:family="text">
      <style:text-properties fo:font-size="28pt" fo:font-weight="bold" style:font-size-asian="28pt" style:font-weight-asian="bold" style:font-size-complex="28pt" style:font-weight-complex="bold"/>
    </style:style>
    <style:style style:name="MT2" style:family="text">
      <style:text-properties fo:font-size="38pt" fo:font-weight="bold" style:font-size-asian="38pt" style:font-weight-asian="bold" style:font-size-complex="38pt" style:font-weight-complex="bold"/>
    </style:style>
    <style:style style:name="MT3" style:family="text">
      <style:text-properties fo:font-weight="bold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7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svg:stroke-color="#000000" draw:fill="none" draw:fill-color="#ffffff" fo:min-height="0.166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text:anchor-type="paragraph" draw:z-index="35" draw:style-name="Mgr1" draw:text-style-name="MP2" svg:width="5.7398in" svg:height="0.7087in" svg:x="1.1445in" svg:y="0.0161in"><draw:text-box><text:p text:style-name="MP1"><text:span text:style-name="MT1">PT. </text:span><text:span text:style-name="MT2">A</text:span><text:span text:style-name="MT1">NDHIKA </text:span><text:span text:style-name="MT2">G</text:span><text:span text:style-name="MT1">ROUP</text:span></text:p></draw:text-box></draw:frame><draw:rect text:anchor-type="paragraph" draw:z-index="37" draw:style-name="Mgr2" draw:text-style-name="MP1" svg:width="6.9276in" svg:height="1.0004in" svg:x="-0.0327in" svg:y="-0.0154in"><text:p/></draw:rect><draw:frame draw:style-name="Mfr1" draw:name="graphics1" text:anchor-type="char" svg:x="0in" svg:y="-0.0154in" svg:width="1.052in" svg:height="0.9173in" draw:z-index="38"><draw:image xlink:href="Pictures/100002000000010B000000FA904C3FC3.gif" xlink:type="simple" xlink:show="embed" xlink:actuate="onLoad"/></draw:frame></text:p>
        <text:p text:style-name="Header"/>
        <text:p text:style-name="Header"/>
        <text:p text:style-name="Header"><draw:frame text:anchor-type="paragraph" draw:z-index="36" draw:style-name="Mgr3" draw:text-style-name="MP3" svg:width="1.1461in" svg:height="0.1925in" svg:x="5.7382in" svg:y="0.1492in"><draw:text-box><text:p><text:span text:style-name="MT3">AND-HIT-F-05</text:span></text:p></draw:text-box></draw:frame></text:p>
        <text:p text:style-name="Header"/>
      </style:head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2-01T15:18:43</meta:creation-date>
    <meta:editing-duration>P23DT23H50M15S</meta:editing-duration>
    <meta:generator>OpenOffice.org/3.4.1$Win32 OpenOffice.org_project/341m1$Build-9593</meta:generator>
    <dc:date>2013-06-04T14:21:29.11</dc:date>
    <meta:editing-cycles>19</meta:editing-cycles>
    <meta:print-date>2013-05-27T11:31:02.57</meta:print-date>
    <meta:document-statistic meta:table-count="0" meta:image-count="1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